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, 'Arial Unicode MS'"/>
    <style:font-face style:name="StarSymbol2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ulka1" style:family="table">
      <style:table-properties style:width="10.8cm" fo:margin-left="0cm" table:align="left" style:may-break-between-rows="false" style:writing-mode="lr-tb"/>
    </style:style>
    <style:style style:name="Tabulka1.A" style:family="table-column">
      <style:table-column-properties style:column-width="6.803cm"/>
    </style:style>
    <style:style style:name="Tabulka1.B" style:family="table-column">
      <style:table-column-properties style:column-width="3.997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.049cm" fo:border="none" style:writing-mode="lr-tb"/>
    </style:style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rsid="453c9c62" officeooo:paragraph-rsid="453c9c62"/>
    </style:style>
    <style:style style:name="P3" style:family="paragraph" style:parent-style-name="Text_20_body">
      <style:text-properties officeooo:paragraph-rsid="453c9c62"/>
    </style:style>
    <style:style style:name="P4" style:family="paragraph" style:parent-style-name="Text_20_body">
      <style:text-properties officeooo:rsid="453e1484" officeooo:paragraph-rsid="453e1484"/>
    </style:style>
    <style:style style:name="P5" style:family="paragraph" style:parent-style-name="Text_20_body">
      <style:text-properties officeooo:rsid="454426d8" officeooo:paragraph-rsid="454426d8"/>
    </style:style>
    <style:style style:name="P6" style:family="paragraph" style:parent-style-name="Text_20_body">
      <style:text-properties officeooo:rsid="454506e6" officeooo:paragraph-rsid="454506e6"/>
    </style:style>
    <style:style style:name="P7" style:family="paragraph" style:parent-style-name="Text_20_body">
      <style:text-properties officeooo:rsid="4545941e" officeooo:paragraph-rsid="4545941e"/>
    </style:style>
    <style:style style:name="P8" style:family="paragraph" style:parent-style-name="Text_20_body">
      <style:text-properties officeooo:rsid="4546a820" officeooo:paragraph-rsid="4546a820"/>
    </style:style>
    <style:style style:name="P9" style:family="paragraph" style:parent-style-name="Text_20_body">
      <style:text-properties officeooo:rsid="45483f5e" officeooo:paragraph-rsid="45483f5e"/>
    </style:style>
    <style:style style:name="P10" style:family="paragraph" style:parent-style-name="Text_20_body">
      <style:text-properties fo:font-style="italic" officeooo:rsid="453c9c62" officeooo:paragraph-rsid="453c9c62" style:font-style-asian="italic" style:font-style-complex="italic"/>
    </style:style>
    <style:style style:name="P11" style:family="paragraph" style:parent-style-name="Text_20_body">
      <style:text-properties fo:font-style="italic" officeooo:paragraph-rsid="453c9c62" style:font-style-asian="italic" style:font-style-complex="italic"/>
    </style:style>
    <style:style style:name="P12" style:family="paragraph" style:parent-style-name="Text_20_body">
      <style:text-properties officeooo:rsid="454a3bb9" officeooo:paragraph-rsid="454a3bb9"/>
    </style:style>
    <style:style style:name="P13" style:family="paragraph" style:parent-style-name="Table_20_Contents">
      <style:paragraph-properties fo:text-align="center" style:justify-single-word="false"/>
      <style:text-properties officeooo:paragraph-rsid="4545941e"/>
    </style:style>
    <style:style style:name="P14" style:family="paragraph" style:parent-style-name="Table_20_Contents">
      <style:paragraph-properties fo:text-align="center" style:justify-single-word="false"/>
      <style:text-properties officeooo:rsid="4399fd83" officeooo:paragraph-rsid="4545941e"/>
    </style:style>
    <style:style style:name="P15" style:family="paragraph" style:parent-style-name="Table_20_Contents">
      <style:text-properties officeooo:paragraph-rsid="4545941e"/>
    </style:style>
    <style:style style:name="P16" style:family="paragraph" style:parent-style-name="Heading_20_1" style:master-page-name="Standard">
      <style:paragraph-properties style:page-number="auto"/>
    </style:style>
    <style:style style:name="P17" style:family="paragraph" style:parent-style-name="Heading_20_4">
      <style:text-properties officeooo:rsid="454426d8" officeooo:paragraph-rsid="454426d8"/>
    </style:style>
    <style:style style:name="P18" style:family="paragraph" style:parent-style-name="Heading_20_4">
      <style:text-properties officeooo:paragraph-rsid="4545941e"/>
    </style:style>
    <style:style style:name="P19" style:family="paragraph" style:parent-style-name="Text_20_body" style:list-style-name="L4">
      <style:text-properties officeooo:rsid="4546a820" officeooo:paragraph-rsid="4546a820"/>
    </style:style>
    <style:style style:name="P20" style:family="paragraph" style:parent-style-name="Text_20_body">
      <style:text-properties officeooo:rsid="4546a820" officeooo:paragraph-rsid="4546a820"/>
    </style:style>
    <style:style style:name="P21" style:family="paragraph" style:parent-style-name="Text_20_body" style:list-style-name="L5">
      <style:text-properties officeooo:paragraph-rsid="45483f5e"/>
    </style:style>
    <style:style style:name="P22" style:family="paragraph" style:parent-style-name="Text_20_body" style:list-style-name="L5">
      <style:text-properties officeooo:rsid="45483f5e" officeooo:paragraph-rsid="45483f5e"/>
    </style:style>
    <style:style style:name="P23" style:family="paragraph" style:parent-style-name="Text_20_body" style:list-style-name="L6">
      <style:text-properties officeooo:rsid="454a3bb9" officeooo:paragraph-rsid="454a3bb9"/>
    </style:style>
    <style:style style:name="P24" style:family="paragraph" style:parent-style-name="Text_20_body">
      <style:text-properties officeooo:rsid="454a3bb9" officeooo:paragraph-rsid="45597ff6"/>
    </style:style>
    <style:style style:name="P25" style:family="paragraph" style:parent-style-name="Text_20_body" style:list-style-name="L7">
      <style:text-properties officeooo:rsid="454a3bb9" officeooo:paragraph-rsid="45597ff6"/>
    </style:style>
    <style:style style:name="P26" style:family="paragraph" style:parent-style-name="Text_20_body">
      <style:text-properties officeooo:rsid="454d61ec" officeooo:paragraph-rsid="454d61ec"/>
    </style:style>
    <style:style style:name="P27" style:family="paragraph" style:parent-style-name="Text_20_body">
      <style:text-properties officeooo:paragraph-rsid="454d61ec"/>
    </style:style>
    <style:style style:name="P28" style:family="paragraph" style:parent-style-name="Text_20_body">
      <style:text-properties officeooo:paragraph-rsid="45483f5e"/>
    </style:style>
    <style:style style:name="P29" style:family="paragraph" style:parent-style-name="Text_20_body">
      <style:text-properties officeooo:paragraph-rsid="453f329f"/>
    </style:style>
    <style:style style:name="P30" style:family="paragraph" style:parent-style-name="Text_20_body">
      <style:text-properties officeooo:paragraph-rsid="45412f40"/>
    </style:style>
    <style:style style:name="P31" style:family="paragraph" style:parent-style-name="Text_20_body">
      <style:text-properties officeooo:rsid="4574f444" officeooo:paragraph-rsid="4574f444"/>
    </style:style>
    <style:style style:name="T1" style:family="text">
      <style:text-properties style:use-window-font-color="true" style:font-name="Georgia" fo:font-size="8pt" fo:letter-spacing="0.007cm" fo:language="cs" fo:country="CZ" officeooo:rsid="44c80fcf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" style:family="text">
      <style:text-properties style:use-window-font-color="true" style:font-name="Georgia" fo:font-size="10pt" fo:letter-spacing="0.004cm" fo:language="cs" fo:country="CZ" fo:font-style="normal" officeooo:rsid="453c9c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45483f5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554970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556e6a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558e1f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3e41a1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5412f4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5643e5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566109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54287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5717c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officeooo:rsid="453c9c62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4" style:family="text">
      <style:text-properties officeooo:rsid="453c544a"/>
    </style:style>
    <style:style style:name="T15" style:family="text">
      <style:text-properties officeooo:rsid="453c9c62"/>
    </style:style>
    <style:style style:name="T16" style:family="text">
      <style:text-properties officeooo:rsid="45412f40"/>
    </style:style>
    <style:style style:name="T17" style:family="text">
      <style:text-properties officeooo:rsid="44cd054a"/>
    </style:style>
    <style:style style:name="T18" style:family="text">
      <style:text-properties officeooo:rsid="45483f5e"/>
    </style:style>
    <style:style style:name="T19" style:family="text">
      <style:text-properties officeooo:rsid="45549709"/>
    </style:style>
    <style:style style:name="T20" style:family="text">
      <style:text-properties officeooo:rsid="455664b1"/>
    </style:style>
    <style:style style:name="T21" style:family="text">
      <style:text-properties officeooo:rsid="45591a46"/>
    </style:style>
    <style:style style:name="T22" style:family="text">
      <style:text-properties officeooo:rsid="455b70fb"/>
    </style:style>
    <style:style style:name="T23" style:family="text">
      <style:text-properties officeooo:rsid="455d68ab"/>
    </style:style>
    <style:style style:name="T24" style:family="text">
      <style:text-properties officeooo:rsid="4562d1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Rozpočet</text:h>
      <text:p text:style-name="P26">TODO: Zrevidovat ceny magických itemů (zlevnit ty nejdražší)</text:p>
      <text:p text:style-name="P27"/>
      <text:p text:style-name="Text_20_body">- <text:span text:style-name="T14">řešit to asi per character, aby postavy v malých družinách nebyly neúměrně bohatý.</text:span></text:p>
      <text:h text:style-name="Heading_20_4" text:outline-level="4">Poplatky za přestupy:</text:h>
      <text:p text:style-name="P10">2. úroveň: 4 zl</text:p>
      <text:p text:style-name="P11"><text:span text:style-name="T15">3. úroveň: </text:span><text:span text:style-name="T13">6</text:span><text:span text:style-name="T15"> zl</text:span></text:p>
      <text:p text:style-name="P3"><text:span text:style-name="T15">4. úroveň: </text:span><text:span text:style-name="T2">8</text:span><text:span text:style-name="T15"> zl</text:span></text:p>
      <text:p text:style-name="P3"><text:span text:style-name="T15">5. úroveň: </text:span><text:span text:style-name="T2">10</text:span><text:span text:style-name="T15"> zl</text:span></text:p>
      <text:p text:style-name="P3"><text:span text:style-name="T15">6. úroveň: </text:span><text:span text:style-name="T2">12</text:span><text:span text:style-name="T15"> zl</text:span></text:p>
      <text:p text:style-name="P3"><text:span text:style-name="T15">7. úroveň: </text:span><text:span text:style-name="T2">14</text:span><text:span text:style-name="T15"> zl</text:span></text:p>
      <text:p text:style-name="P3"><text:span text:style-name="T15">8. úroveň: 1</text:span><text:span text:style-name="T2">6</text:span><text:span text:style-name="T15"> zl</text:span></text:p>
      <text:p text:style-name="P3"><text:span text:style-name="T15">9. úroveň: 1</text:span><text:span text:style-name="T2">8</text:span><text:span text:style-name="T15"> zl</text:span></text:p>
      <text:p text:style-name="P11"><text:span text:style-name="T15">10. úroveň: 2</text:span><text:span text:style-name="T13">0</text:span><text:span text:style-name="T15"> zl</text:span></text:p>
      <text:p text:style-name="P11"><text:span text:style-name="T15">11. úroveň: 2</text:span><text:span text:style-name="T13">2</text:span><text:span text:style-name="T15"> zl</text:span></text:p>
      <text:p text:style-name="P11"><text:span text:style-name="T15">12. úroveň: 2</text:span><text:span text:style-name="T13">4</text:span><text:span text:style-name="T15"> zl</text:span></text:p>
      <text:p text:style-name="P11"><text:span text:style-name="T15">13. úroveň: 2</text:span><text:span text:style-name="T13">6</text:span><text:span text:style-name="T15"> zl</text:span></text:p>
      <text:p text:style-name="P11"><text:span text:style-name="T15">14. úroveň: 2</text:span><text:span text:style-name="T13">8</text:span><text:span text:style-name="T15"> zl</text:span></text:p>
      <text:p text:style-name="P2"><text:soft-page-break/>Celkem: 208 zl</text:p>
      <text:p text:style-name="P4">Po 10 zl jsem na pokročilých, po dalších 78 zl jsem na mistrovských.</text:p>
      <text:h text:style-name="P17" text:outline-level="4">Živobytí</text:h>
      <text:p text:style-name="P5">základní úrovně: 15 zl (učedník)</text:p>
      <text:p text:style-name="P5">pokročilé úrovně: 50 zl (měšťan)</text:p>
      <text:p text:style-name="P5">mistrovské úrovně: 150 zl (zeman)</text:p>
      <text:p text:style-name="P6">(případně za 500 zl boháč)</text:p>
      <text:p text:style-name="P7">Oděv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5">Chuďas</text:p>
          </table:table-cell>
          <table:table-cell table:style-name="Tabulka1.A1" office:value-type="string">
            <text:p text:style-name="P13">1 <text:span text:style-name="T1">st</text:span></text:p>
          </table:table-cell>
        </table:table-row>
        <table:table-row table:style-name="Tabulka1.1">
          <table:table-cell table:style-name="Tabulka1.A1" office:value-type="string">
            <text:p text:style-name="P15">Učedník</text:p>
          </table:table-cell>
          <table:table-cell table:style-name="Tabulka1.A1" office:value-type="string">
            <text:p text:style-name="P13"><text:span text:style-name="T1">2</text:span> zl</text:p>
          </table:table-cell>
        </table:table-row>
        <table:table-row table:style-name="Tabulka1.1">
          <table:table-cell table:style-name="Tabulka1.A1" office:value-type="string">
            <text:p text:style-name="P15">Měšťan</text:p>
          </table:table-cell>
          <table:table-cell table:style-name="Tabulka1.A1" office:value-type="string">
            <text:p text:style-name="P13"><text:span text:style-name="T1">5</text:span> zl</text:p>
          </table:table-cell>
        </table:table-row>
        <table:table-row table:style-name="Tabulka1.1">
          <table:table-cell table:style-name="Tabulka1.A1" office:value-type="string">
            <text:p text:style-name="P15">Zeman</text:p>
          </table:table-cell>
          <table:table-cell table:style-name="Tabulka1.A1" office:value-type="string">
            <text:p text:style-name="P13"><text:span text:style-name="T1">1</text:span>0 zl</text:p>
          </table:table-cell>
        </table:table-row>
        <table:table-row table:style-name="Tabulka1.1">
          <table:table-cell table:style-name="Tabulka1.A1" office:value-type="string">
            <text:p text:style-name="P15">Boháč</text:p>
          </table:table-cell>
          <table:table-cell table:style-name="Tabulka1.A1" office:value-type="string">
            <text:p text:style-name="P13"><text:span text:style-name="T1">2</text:span>0 zl</text:p>
          </table:table-cell>
        </table:table-row>
        <table:table-row table:style-name="Tabulka1.1">
          <table:table-cell table:style-name="Tabulka1.A1" office:value-type="string">
            <text:p text:style-name="P15">Velmož</text:p>
          </table:table-cell>
          <table:table-cell table:style-name="Tabulka1.A1" office:value-type="string">
            <text:p text:style-name="P13"><text:span text:style-name="T1">5</text:span>0 zl</text:p>
          </table:table-cell>
        </table:table-row>
        <table:table-row table:style-name="Tabulka1.1">
          <table:table-cell table:style-name="Tabulka1.A1" office:value-type="string">
            <text:p text:style-name="P15">Král</text:p>
          </table:table-cell>
          <table:table-cell table:style-name="Tabulka1.A1" office:value-type="string">
            <text:p text:style-name="P14"><text:span text:style-name="T17">1</text:span>00 zl</text:p>
          </table:table-cell>
        </table:table-row>
      </table:table>
      <text:h text:style-name="P18" text:outline-level="4">Magical items</text:h>
      <text:p text:style-name="P29">základní úrovně: 25, 15, 25, 20, <text:span text:style-name="T22">3</text:span>0, 15, 10, 25, 10, 15, 5, 25, 5, 40, 50, <text:span text:style-name="T24">2</text:span><text:span text:style-name="T7">5</text:span>, <text:span text:style-name="T23">6</text:span>0, <text:span text:style-name="T7">3</text:span>0, <text:span text:style-name="T16">60, 40, </text:span><text:span text:style-name="T8">2</text:span><text:span text:style-name="T16">0, 10, 30</text:span></text:p>
      <text:p text:style-name="P30"><text:span text:style-name="T16">pokročilé úrovně: 50, 40, 75, 60, 120, 90, 150, 50, </text:span><text:span text:style-name="T9">1</text:span><text:span text:style-name="T10">6</text:span><text:span text:style-name="T16">0, </text:span><text:span text:style-name="T8">8</text:span><text:span text:style-name="T16">0, </text:span><text:span text:style-name="T8">9</text:span><text:span text:style-name="T16">0, 140, 80, </text:span><text:span text:style-name="T8">4</text:span><text:span text:style-name="T16">0, 100, 400, 200, 50, 60</text:span></text:p>
      <text:p text:style-name="P30"><text:span text:style-name="T16">mistrovské úrovně: 1</text:span><text:span text:style-name="T11">0</text:span><text:span text:style-name="T16">0, </text:span><text:span text:style-name="T8">8</text:span><text:span text:style-name="T16">0, </text:span><text:span text:style-name="T8">1</text:span><text:span text:style-name="T16">00, 140, 90, 250, 500, </text:span><text:span text:style-name="T8">3</text:span><text:span text:style-name="T16">50, </text:span><text:span text:style-name="T12">2</text:span><text:span text:style-name="T16">00, 200, </text:span><text:span text:style-name="T8">5</text:span><text:span text:style-name="T16">00, </text:span><text:span text:style-name="T8">4</text:span><text:span text:style-name="T16">00</text:span></text:p>
      <text:h text:style-name="Heading_20_2" text:outline-level="2"><text:soft-page-break/>Summary</text:h>
      <text:p text:style-name="P8">Na základních úrovních si potřebuju vydělat:</text:p>
      <text:list xml:id="list456061744" text:style-name="L4">
        <text:list-item>
          <text:p text:style-name="P19">10 zl na přestupy</text:p>
        </text:list-item>
        <text:list-item>
          <text:p text:style-name="P19">35 zl na upgrade živobytí</text:p>
        </text:list-item>
        <text:list-item>
          <text:p text:style-name="P19">5 zl na měšťanské šaty</text:p>
        </text:list-item>
        <text:list-item>
          <text:p text:style-name="P19">- <text:span text:style-name="T18">řádově dalších 50 zl na magické předměty, koně a podobně (2 úrovně, takže řádově 25 zl na úroveň).</text:span></text:p>
        </text:list-item>
      </text:list>
      <text:p text:style-name="P8">- <text:span text:style-name="T20">průměrně 50 zl na úroveň</text:span></text:p>
      <text:p text:style-name="P9">Na pokročilých úrovních si potřebuju vydělat</text:p>
      <text:list xml:id="list3763412191" text:style-name="L5">
        <text:list-item>
          <text:p text:style-name="P22">78 zl na přestupy</text:p>
        </text:list-item>
        <text:list-item>
          <text:p text:style-name="P22">100 zl na upgrade živobytí</text:p>
        </text:list-item>
        <text:list-item>
          <text:p text:style-name="P22">10 zl na zemanské šaty</text:p>
        </text:list-item>
        <text:list-item>
          <text:p text:style-name="P21"><text:span text:style-name="T18">- řádově dalších </text:span><text:span text:style-name="T3">4</text:span><text:span text:style-name="T18">00 zl na magické itemy, dům, loď a podobně (je to 6 úrovní, takže průměrně </text:span><text:span text:style-name="T3">6</text:span><text:span text:style-name="T6">6</text:span><text:span text:style-name="T18"> zl na úroveň).</text:span></text:p>
        </text:list-item>
      </text:list>
      <text:p text:style-name="P28">- <text:span text:style-name="T19">průměrně </text:span><text:span text:style-name="T4">1</text:span><text:span text:style-name="T5">0</text:span><text:span text:style-name="T19">0 zl na úroveň (je to 6 úrovní, takže celkem si na pokročilých úrovních postava vydělá 600 zl)</text:span></text:p>
      <text:p text:style-name="P12">Na mistrovských úrovních:</text:p>
      <text:list xml:id="list152101054" text:style-name="L6">
        <text:list-item>
          <text:p text:style-name="P23">120 zl za přestupy</text:p>
        </text:list-item>
        <text:list-item>
          <text:p text:style-name="P23">živobytí nutně upgradovat nemusím, ale případně 350 zl na boháče</text:p>
        </text:list-item>
        <text:list-item>
          <text:p text:style-name="P23">20 zl za šaty</text:p>
        </text:list-item>
      </text:list>
      <text:p text:style-name="P24"><text:soft-page-break/>- <text:span text:style-name="T21">průměrně 200 zl na úroveň (je to 6 úrovní, takže celkem si na pokročilých úrovních postava vydělá 1000 zl)</text:span></text:p>
      <text:p text:style-name="P24"/>
      <text:h text:style-name="Heading_20_2" text:outline-level="2">Příjmy a výdaje postav</text:h>
      <text:p text:style-name="P31">TODO: Dát tohle do pravidel:</text:p>
      <text:list xml:id="list1716387801" text:style-name="L7">
        <text:list-item>
          <text:p text:style-name="P25">Na základních úrovních (tedy na první a druhé) by si každá postava měla vydělat zhruba 50 zl za úroveň.</text:p>
        </text:list-item>
        <text:list-item>
          <text:p text:style-name="P25">Na pokročilých úrovních (tedy na třetí až osmé) by si každá postava měla vydělat zhruba 100 zl za úroveň.</text:p>
        </text:list-item>
        <text:list-item>
          <text:p text:style-name="P25">Na mistrovských úrovních (tedy na deváté až čtrnácté) by si každá postava měla vydělat zhruba 200 zl za úroveň.</text:p>
        </text:list-item>
      </text:list>
      <text:p text:style-name="P24">Část této částky postavy utratí za přestupy, živobytí, koně a podobně. Za zbytek by si měly mít možnost pořídit magické předměty. Je tedy důležité, abys ve hře měl obchodníky, kteří budou kouzelné předměty nabízet.</text:p>
      <text:p text:style-name="P31">TODO: Odstavec o tom, jak vybírat předměty do nabídky obchodníků</text:p>
      <text:p text:style-name="P31">- sepiš nabídku s cenama na papír, ať je mají hráči před očima a vědí, na co mohou šetřit</text:p>
      <text:p text:style-name="P31">- dej různých obchodníkům různé předměty</text:p>
      <text:p text:style-name="P31">- použij každý předmět jen jednou (ať už jako loot nebo jako možnost koupě), výjimkou jsou pouze spotřební předměty (lektvary a podobně)</text:p>
      <text:p text:style-name="P31">TODO: Odstavec o alokaci pokladů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, 'Arial Unicode MS'"/>
    <style:font-face style:name="StarSymbol2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01cm" fo:margin-bottom="0.101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style="italic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.199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499cm" loext:contextual-spacing="tru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WW8Num2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13z1" style:family="text">
      <style:text-properties style:font-name="OpenSymbol1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14z1" style:family="text">
      <style:text-properties style:font-name="OpenSymbol1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15z1" style:family="text">
      <style:text-properties style:font-name="OpenSymbol1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18z1" style:family="text">
      <style:text-properties style:font-name="OpenSymbol1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19z1" style:family="text">
      <style:text-properties style:font-name="OpenSymbol1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20z1" style:family="text">
      <style:text-properties style:font-name="OpenSymbol1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21z1" style:family="text">
      <style:text-properties style:font-name="OpenSymbol1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22z1" style:family="text">
      <style:text-properties style:font-name="OpenSymbol1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23z1" style:family="text">
      <style:text-properties style:font-name="OpenSymbol1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1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25z1" style:family="text">
      <style:text-properties style:font-name="OpenSymbol1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2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2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2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2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32z1" style:family="text">
      <style:text-properties style:font-name="OpenSymbol1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2" style:font-family-complex="StarSymbol, 'Arial Unicode MS'" style:font-size-complex="9pt" style:font-weight-complex="bold"/>
    </style:style>
    <style:style style:name="WW8Num3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34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35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2" style:font-family-complex="StarSymbol, 'Arial Unicode MS'" style:font-size-complex="9pt"/>
    </style:style>
    <style:style style:name="WW8Num36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2" style:font-family-complex="StarSymbol, 'Arial Unicode MS'" style:font-size-complex="9pt"/>
    </style:style>
    <style:style style:name="WW8Num38z1" style:family="text">
      <style:text-properties style:font-name="OpenSymbol1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39z1" style:family="text">
      <style:text-properties style:font-name="OpenSymbol1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2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1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2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2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2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2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2-19T14:20:07.795000000</dc:date>
    <meta:print-date>2113-01-01T00:00:00</meta:print-date>
    <meta:editing-cycles>21988</meta:editing-cycles>
    <meta:editing-duration>P65DT45M48S</meta:editing-duration>
    <meta:generator>LibreOffice/6.3.2.2$Windows_X86_64 LibreOffice_project/98b30e735bda24bc04ab42594c85f7fd8be07b9c</meta:generator>
    <dc:creator>York </dc:creator>
    <meta:document-statistic meta:table-count="1" meta:image-count="0" meta:object-count="0" meta:page-count="4" meta:paragraph-count="73" meta:word-count="525" meta:character-count="2718" meta:non-whitespace-character-count="2280"/>
  </office:meta>
</office:document-meta>
</file>